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998cm" fo:break-before="auto" style:use-optimal-row-height="true"/>
    </style:style>
    <style:style style:name="ro4" style:family="table-row">
      <style:table-row-properties style:row-height="0.9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e8cb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b4c7dc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e8cb" style:text-align-source="fix" style:repeat-content="false" fo:border="0.2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2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4ea6b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08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e8cb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4c7dc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5ce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108">
      <style:table-cell-properties fo:background-color="#ffff00" style:text-align-source="fix" style:repeat-content="false" fo:border="0.2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dde8cb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4c7dc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de8cb" style:text-align-source="fix" style:repeat-content="false" fo:border="0.2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b4c7dc" style:text-align-source="fix" style:repeat-content="false" fo:border="0.2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108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dde8cb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4c7dc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5ce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108">
      <style:table-cell-properties fo:background-color="#ffff00" style:text-align-source="fix" style:repeat-content="false" fo:border="0.2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5"/>
        <table:table-column table:style-name="co2" table:number-columns-repeated="4" table:default-cell-style-name="Default"/>
        <table:table-column table:style-name="co2" table:default-cell-style-name="ce43"/>
        <table:table-column table:style-name="co2" table:number-columns-repeated="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42"/>
          <table:table-cell table:number-columns-repeated="3"/>
          <table:table-cell table:style-name="ce42" table:number-columns-repeated="2"/>
          <table:table-cell table:number-columns-repeated="7"/>
        </table:table-row>
        <table:table-row table:style-name="ro1">
          <table:table-cell table:style-name="ce42" table:number-columns-repeated="6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6" table:number-rows-spanned="1">
            <text:p>DELÍCIAS DO NORDESTE</text:p>
          </table:table-cell>
          <table:covered-table-cell table:style-name="ce50"/>
          <table:covered-table-cell table:number-columns-repeated="3" table:style-name="ce43"/>
          <table:covered-table-cell/>
          <table:table-cell table:number-columns-repeated="7"/>
        </table:table-row>
        <table:table-row table:style-name="ro2">
          <table:table-cell table:style-name="ce44" office:value-type="string" calcext:value-type="string">
            <text:p>Dados de entrada</text:p>
          </table:table-cell>
          <table:table-cell table:style-name="ce43"/>
          <table:table-cell table:style-name="ce53" office:value-type="string" calcext:value-type="string">
            <text:p>Suco de Graviola</text:p>
          </table:table-cell>
          <table:table-cell table:style-name="ce58" office:value-type="string" calcext:value-type="string">
            <text:p>Suco de Caju</text:p>
          </table:table-cell>
          <table:table-cell table:style-name="ce43" office:value-type="string" calcext:value-type="string" table:number-columns-spanned="2" table:number-rows-spanned="2">
            <text:p>Lucro Total</text:p>
          </table:table-cell>
          <table:covered-table-cell/>
          <table:table-cell table:number-columns-repeated="7"/>
        </table:table-row>
        <table:table-row table:style-name="ro3">
          <table:table-cell office:value-type="string" calcext:value-type="string">
            <text:p>Variáveis de decisão (quantidade de suco – lotes de 10litros)</text:p>
          </table:table-cell>
          <table:table-cell table:style-name="ce43"/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covered-table-cell table:style-name="ce43"/>
          <table:covered-table-cell/>
          <table:table-cell table:style-name="ce62" table:number-columns-repeated="7"/>
        </table:table-row>
        <table:table-row table:style-name="ro1">
          <table:table-cell office:value-type="string" calcext:value-type="string">
            <text:p>Lucro unitário em US$</text:p>
          </table:table-cell>
          <table:table-cell table:style-name="ce43"/>
          <table:table-cell table:style-name="ce54" office:value-type="currency" office:currency="USD" office:value="7.5" calcext:value-type="currency">
            <text:p>$7,50</text:p>
          </table:table-cell>
          <table:table-cell table:style-name="ce54" office:value-type="currency" office:currency="USD" office:value="4.5" calcext:value-type="currency">
            <text:p>$4,50</text:p>
          </table:table-cell>
          <table:table-cell table:style-name="ce59" table:formula="of:=SUMPRODUCT([.C7:.D7];[.C8:.D8])" office:value-type="currency" office:currency="USD" office:value="450" calcext:value-type="currency" table:number-columns-spanned="2" table:number-rows-spanned="1">
            <text:p>$450,00</text:p>
          </table:table-cell>
          <table:covered-table-cell/>
          <table:table-cell table:style-name="ce62" table:number-columns-repeated="7"/>
        </table:table-row>
        <table:table-row table:style-name="ro1">
          <table:table-cell table:style-name="ce46"/>
          <table:table-cell table:style-name="ce43" table:number-columns-repeated="4"/>
          <table:table-cell/>
          <table:table-cell table:style-name="ce62" table:number-columns-repeated="7"/>
        </table:table-row>
        <table:table-row table:style-name="ro3">
          <table:table-cell office:value-type="string" calcext:value-type="string">
            <text:p>Restrições (processamento para 10 litros de suco)</text:p>
          </table:table-cell>
          <table:table-cell table:style-name="ce43" table:number-columns-repeated="3"/>
          <table:table-cell table:style-name="ce60" office:value-type="string" calcext:value-type="string">
            <text:p>Total Minutos Utilizados</text:p>
          </table:table-cell>
          <table:table-cell table:style-name="ce60" office:value-type="string" calcext:value-type="string">
            <text:p>Disponibilidade Minutos / Turno Trabalho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UPA</text:p>
          </table:table-cell>
          <table:table-cell table:style-name="ce51"/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51" table:formula="of:=SUMPRODUCT([.C7:.D7];[.C11:.D11])" office:value-type="float" office:value="400" calcext:value-type="float">
            <text:p>400</text:p>
          </table:table-cell>
          <table:table-cell table:style-name="ce55"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UPB</text:p>
          </table:table-cell>
          <table:table-cell table:style-name="ce5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SUMPRODUCT([.C7:.D7];[.C12:.D12])" office:value-type="float" office:value="200" calcext:value-type="float">
            <text:p>200</text:p>
          </table:table-cell>
          <table:table-cell table:style-name="ce56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49"/>
          <table:table-cell/>
          <table:table-cell table:style-name="ce57" table:number-columns-repeated="2"/>
          <table:table-cell table:style-name="ce61"/>
          <table:table-cell table:style-name="ce57"/>
          <table:table-cell table:number-columns-repeated="7"/>
        </table:table-row>
        <table:table-row table:style-name="ro1">
          <table:table-cell table:style-name="ce49"/>
          <table:table-cell/>
          <table:table-cell table:style-name="ce57" table:number-columns-repeated="2"/>
          <table:table-cell table:style-name="ce61"/>
          <table:table-cell table:style-name="ce5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9:31:20.9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2T17:50:10.233000000</meta:creation-date>
    <dc:date>2025-04-02T19:34:43.641000000</dc:date>
    <meta:editing-duration>PT35M19S</meta:editing-duration>
    <meta:editing-cycles>5</meta:editing-cycles>
    <meta:generator>LibreOffice/7.1.5.2$Windows_X86_64 LibreOffice_project/85f04e9f809797b8199d13c421bd8a2b025d52b5</meta:generator>
    <meta:document-statistic meta:table-count="1" meta:cell-count="25" meta:object-count="0"/>
    <meta:user-defined meta:name="ProgId">Excel.Sheet</meta:user-defined>
  </office:meta>
</office:document-meta>
</file>